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24-12-24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24-02-15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22-12-28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21-12-30 17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21-01-05 15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9-12-26 13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8-12-18 14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7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6-12-27 15:25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5-12-21 15:43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3-12-17 22:16:4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3-01-03 14:48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1-12-28 14:19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0-12-22 00:15:3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10-01-05 16:24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08-12-31 14:56:3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08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06-12-26 16:49:2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06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0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92855099393101</text:p>
          </table:table-cell>
          <table:table-cell office:value-type="string" calcext:value-type="string">
            <text:p>2004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